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TRIMMEAN([.A2:.A11];0.2)" office:value-type="string" office:string-value="" calcext:value-type="error">
            <text:p>#VALUE!</text:p>
          </table:table-cell>
        </table:table-row>
      </table:table>
      <table:table table:name="2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782132261" calcext:value-type="float">
            <text:p>0,782132261</text:p>
          </table:table-cell>
        </table:table-row>
        <table:table-row table:style-name="ro1">
          <table:table-cell office:value-type="float" office:value="0.015140393" calcext:value-type="float">
            <text:p>0,015140393</text:p>
          </table:table-cell>
        </table:table-row>
        <table:table-row table:style-name="ro1">
          <table:table-cell office:value-type="float" office:value="0.012329098" calcext:value-type="float">
            <text:p>0,012329098</text:p>
          </table:table-cell>
        </table:table-row>
        <table:table-row table:style-name="ro1">
          <table:table-cell office:value-type="float" office:value="0.013632765" calcext:value-type="float">
            <text:p>0,013632765</text:p>
          </table:table-cell>
        </table:table-row>
        <table:table-row table:style-name="ro1">
          <table:table-cell office:value-type="float" office:value="0.011722297" calcext:value-type="float">
            <text:p>0,011722297</text:p>
          </table:table-cell>
        </table:table-row>
        <table:table-row table:style-name="ro1">
          <table:table-cell office:value-type="float" office:value="0.023547045" calcext:value-type="float">
            <text:p>0,023547045</text:p>
          </table:table-cell>
        </table:table-row>
        <table:table-row table:style-name="ro1">
          <table:table-cell office:value-type="float" office:value="0.024099961" calcext:value-type="float">
            <text:p>0,024099961</text:p>
          </table:table-cell>
        </table:table-row>
        <table:table-row table:style-name="ro1">
          <table:table-cell office:value-type="float" office:value="0.029828781" calcext:value-type="float">
            <text:p>0,029828781</text:p>
          </table:table-cell>
        </table:table-row>
        <table:table-row table:style-name="ro1">
          <table:table-cell office:value-type="float" office:value="0.011094667" calcext:value-type="float">
            <text:p>0,011094667</text:p>
          </table:table-cell>
        </table:table-row>
        <table:table-row table:style-name="ro1">
          <table:table-cell office:value-type="float" office:value="0.1026141409" calcext:value-type="float">
            <text:p>0,1026141409</text:p>
          </table:table-cell>
        </table:table-row>
        <table:table-row table:style-name="ro1">
          <table:table-cell/>
        </table:table-row>
        <table:table-row table:style-name="ro1">
          <table:table-cell table:formula="of:=TRIMMEAN([.A2:.A11];0.2)" office:value-type="float" office:value="0.0291143101125" calcext:value-type="float">
            <text:p>0,0291143101</text:p>
          </table:table-cell>
        </table:table-row>
      </table:table>
      <table:table table:name="4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065532398" calcext:value-type="float">
            <text:p>0,065532398</text:p>
          </table:table-cell>
        </table:table-row>
        <table:table-row table:style-name="ro1">
          <table:table-cell office:value-type="float" office:value="0.026017428" calcext:value-type="float">
            <text:p>0,026017428</text:p>
          </table:table-cell>
        </table:table-row>
        <table:table-row table:style-name="ro1">
          <table:table-cell office:value-type="float" office:value="0.014340351" calcext:value-type="float">
            <text:p>0,014340351</text:p>
          </table:table-cell>
        </table:table-row>
        <table:table-row table:style-name="ro1">
          <table:table-cell office:value-type="float" office:value="0.0088651" calcext:value-type="float">
            <text:p>0,0088651</text:p>
          </table:table-cell>
        </table:table-row>
        <table:table-row table:style-name="ro1">
          <table:table-cell office:value-type="float" office:value="0.009008809" calcext:value-type="float">
            <text:p>0,009008809</text:p>
          </table:table-cell>
        </table:table-row>
        <table:table-row table:style-name="ro1">
          <table:table-cell office:value-type="float" office:value="0.011395662" calcext:value-type="float">
            <text:p>0,011395662</text:p>
          </table:table-cell>
        </table:table-row>
        <table:table-row table:style-name="ro1">
          <table:table-cell office:value-type="float" office:value="0.015056976" calcext:value-type="float">
            <text:p>0,015056976</text:p>
          </table:table-cell>
        </table:table-row>
        <table:table-row table:style-name="ro1">
          <table:table-cell office:value-type="float" office:value="0.009702982" calcext:value-type="float">
            <text:p>0,009702982</text:p>
          </table:table-cell>
        </table:table-row>
        <table:table-row table:style-name="ro1">
          <table:table-cell office:value-type="float" office:value="0.015580973" calcext:value-type="float">
            <text:p>0,015580973</text:p>
          </table:table-cell>
        </table:table-row>
        <table:table-row table:style-name="ro1">
          <table:table-cell office:value-type="float" office:value="0.065532398" calcext:value-type="float">
            <text:p>0,065532398</text:p>
          </table:table-cell>
        </table:table-row>
        <table:table-row table:style-name="ro1">
          <table:table-cell/>
        </table:table-row>
        <table:table-row table:style-name="ro1">
          <table:table-cell table:formula="of:=TRIMMEAN([.A2:.A11];0.2)" office:value-type="float" office:value="0.020829447375" calcext:value-type="float">
            <text:p>0,0208294474</text:p>
          </table:table-cell>
        </table:table-row>
      </table:table>
      <table:table table:name="6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186494082" calcext:value-type="float">
            <text:p>0,186494082</text:p>
          </table:table-cell>
        </table:table-row>
        <table:table-row table:style-name="ro1">
          <table:table-cell office:value-type="float" office:value="0.012377843" calcext:value-type="float">
            <text:p>0,012377843</text:p>
          </table:table-cell>
        </table:table-row>
        <table:table-row table:style-name="ro1">
          <table:table-cell office:value-type="float" office:value="0.018129488" calcext:value-type="float">
            <text:p>0,018129488</text:p>
          </table:table-cell>
        </table:table-row>
        <table:table-row table:style-name="ro1">
          <table:table-cell office:value-type="float" office:value="0.031678265" calcext:value-type="float">
            <text:p>0,031678265</text:p>
          </table:table-cell>
        </table:table-row>
        <table:table-row table:style-name="ro1">
          <table:table-cell office:value-type="float" office:value="0.024907091" calcext:value-type="float">
            <text:p>0,024907091</text:p>
          </table:table-cell>
        </table:table-row>
        <table:table-row table:style-name="ro1">
          <table:table-cell office:value-type="float" office:value="0.014952014" calcext:value-type="float">
            <text:p>0,014952014</text:p>
          </table:table-cell>
        </table:table-row>
        <table:table-row table:style-name="ro1">
          <table:table-cell office:value-type="float" office:value="0.013446494" calcext:value-type="float">
            <text:p>0,013446494</text:p>
          </table:table-cell>
        </table:table-row>
        <table:table-row table:style-name="ro1">
          <table:table-cell office:value-type="float" office:value="0.014283858" calcext:value-type="float">
            <text:p>0,014283858</text:p>
          </table:table-cell>
        </table:table-row>
        <table:table-row table:style-name="ro1">
          <table:table-cell office:value-type="float" office:value="0.008427678" calcext:value-type="float">
            <text:p>0,008427678</text:p>
          </table:table-cell>
        </table:table-row>
        <table:table-row table:style-name="ro1">
          <table:table-cell office:value-type="float" office:value="0.007499766" calcext:value-type="float">
            <text:p>0,007499766</text:p>
          </table:table-cell>
        </table:table-row>
        <table:table-row table:style-name="ro1">
          <table:table-cell/>
        </table:table-row>
        <table:table-row table:style-name="ro1">
          <table:table-cell table:formula="of:=TRIMMEAN([.A2:.A11];0.2)" office:value-type="float" office:value="0.017275341375" calcext:value-type="float">
            <text:p>0,0172753414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7.42mm" svg:y="40.04mm">
            <draw:object draw:notify-on-update-of-ranges="Comparativo.A2:Comparativo.A2 Comparativo.B1:Comparativo.B1 Comparativo.B2:Comparativo.B2 Comparativo.C1:Comparativo.C1 Comparativo.C2:Comparativo.C2 Comparativo.D1:Comparativo.D1 Comparativo.D2:Comparativo.D2 Comparativo.E1:Comparativo.E1 Comparativo.E2:Comparativo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2.99mm" svg:height="112.42mm" svg:x="205.32mm" svg:y="79.89mm">
            <draw:object draw:notify-on-update-of-ranges="Comparativo.J1:Comparativo.J1 Comparativo.K1:Comparativo.M1 Comparativo.J2:Comparativo.J2 Comparativo.K2:Comparativo.M2 Comparativo.J3:Comparativo.J3 Comparativo.K3:Comparativo.M3 Comparativo.J4:Comparativo.J4 Comparativo.K4:Comparativo.M4 Comparativo.J5:Comparativo.J5 Comparativo.K5:Comparativo.M5 Comparativo.J6:Comparativo.J6 Comparativo.K6:Comparativo.M6 Comparativo.J7:Comparativo.J7 Comparativo.K7:Comparativo.M7 Comparativo.J8:Comparativo.J8 Comparativo.K8:Comparativo.M8 Comparativo.J9:Comparativo.J9 Comparativo.K9:Comparativo.M9 Comparativo.J10:Comparativo.J10 Comparativo.K10:Comparativo.M10 Comparativo.J11:Comparativo.J11 Comparativo.K11:Comparativo.M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5"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1CM.A13]" office:value-type="string" office:string-value="" calcext:value-type="error">
            <text:p>#VALUE!</text:p>
          </table:table-cell>
          <table:table-cell table:formula="of:=[2CM.A13]" office:value-type="float" office:value="0.0291143101125" calcext:value-type="float">
            <text:p>0,0291143101</text:p>
          </table:table-cell>
          <table:table-cell table:formula="of:=[4CM.A13]" office:value-type="float" office:value="0.020829447375" calcext:value-type="float">
            <text:p>0,0208294474</text:p>
          </table:table-cell>
          <table:table-cell table:formula="of:=[6CM.A13]" office:value-type="float" office:value="0.017275341375" calcext:value-type="float">
            <text:p>0,0172753414</text:p>
          </table:table-cell>
          <table:table-cell table:number-columns-repeated="4"/>
          <table:table-cell office:value-type="string" calcext:value-type="string">
            <text:p>1ª Execução</text:p>
          </table:table-cell>
          <table:table-cell office:value-type="float" office:value="0.782132261" calcext:value-type="float">
            <text:p>0,782132261</text:p>
          </table:table-cell>
          <table:table-cell office:value-type="float" office:value="0.065532398" calcext:value-type="float">
            <text:p>0,065532398</text:p>
          </table:table-cell>
          <table:table-cell office:value-type="float" office:value="0.186494082" calcext:value-type="float">
            <text:p>0,18649408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ª Execução</text:p>
          </table:table-cell>
          <table:table-cell office:value-type="float" office:value="0.015140393" calcext:value-type="float">
            <text:p>0,015140393</text:p>
          </table:table-cell>
          <table:table-cell office:value-type="float" office:value="0.026017428" calcext:value-type="float">
            <text:p>0,026017428</text:p>
          </table:table-cell>
          <table:table-cell office:value-type="float" office:value="0.012377843" calcext:value-type="float">
            <text:p>0,01237784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3ª Execução</text:p>
          </table:table-cell>
          <table:table-cell office:value-type="float" office:value="0.012329098" calcext:value-type="float">
            <text:p>0,012329098</text:p>
          </table:table-cell>
          <table:table-cell office:value-type="float" office:value="0.014340351" calcext:value-type="float">
            <text:p>0,014340351</text:p>
          </table:table-cell>
          <table:table-cell office:value-type="float" office:value="0.018129488" calcext:value-type="float">
            <text:p>0,0181294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4ª Execução</text:p>
          </table:table-cell>
          <table:table-cell office:value-type="float" office:value="0.013632765" calcext:value-type="float">
            <text:p>0,013632765</text:p>
          </table:table-cell>
          <table:table-cell office:value-type="float" office:value="0.0088651" calcext:value-type="float">
            <text:p>0,0088651</text:p>
          </table:table-cell>
          <table:table-cell office:value-type="float" office:value="0.031678265" calcext:value-type="float">
            <text:p>0,0316782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5ª Execução</text:p>
          </table:table-cell>
          <table:table-cell office:value-type="float" office:value="0.011722297" calcext:value-type="float">
            <text:p>0,011722297</text:p>
          </table:table-cell>
          <table:table-cell office:value-type="float" office:value="0.009008809" calcext:value-type="float">
            <text:p>0,009008809</text:p>
          </table:table-cell>
          <table:table-cell office:value-type="float" office:value="0.024907091" calcext:value-type="float">
            <text:p>0,02490709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6ª Execução</text:p>
          </table:table-cell>
          <table:table-cell office:value-type="float" office:value="0.023547045" calcext:value-type="float">
            <text:p>0,023547045</text:p>
          </table:table-cell>
          <table:table-cell office:value-type="float" office:value="0.011395662" calcext:value-type="float">
            <text:p>0,011395662</text:p>
          </table:table-cell>
          <table:table-cell office:value-type="float" office:value="0.014952014" calcext:value-type="float">
            <text:p>0,01495201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7ª Execução</text:p>
          </table:table-cell>
          <table:table-cell office:value-type="float" office:value="0.024099961" calcext:value-type="float">
            <text:p>0,024099961</text:p>
          </table:table-cell>
          <table:table-cell office:value-type="float" office:value="0.015056976" calcext:value-type="float">
            <text:p>0,015056976</text:p>
          </table:table-cell>
          <table:table-cell office:value-type="float" office:value="0.013446494" calcext:value-type="float">
            <text:p>0,0134464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8ª Execução</text:p>
          </table:table-cell>
          <table:table-cell office:value-type="float" office:value="0.029828781" calcext:value-type="float">
            <text:p>0,029828781</text:p>
          </table:table-cell>
          <table:table-cell office:value-type="float" office:value="0.009702982" calcext:value-type="float">
            <text:p>0,009702982</text:p>
          </table:table-cell>
          <table:table-cell office:value-type="float" office:value="0.014283858" calcext:value-type="float">
            <text:p>0,01428385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9ª Execução</text:p>
          </table:table-cell>
          <table:table-cell office:value-type="float" office:value="0.011094667" calcext:value-type="float">
            <text:p>0,011094667</text:p>
          </table:table-cell>
          <table:table-cell office:value-type="float" office:value="0.015580973" calcext:value-type="float">
            <text:p>0,015580973</text:p>
          </table:table-cell>
          <table:table-cell office:value-type="float" office:value="0.008427678" calcext:value-type="float">
            <text:p>0,0084276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10ª Execução</text:p>
          </table:table-cell>
          <table:table-cell office:value-type="float" office:value="0.1026141409" calcext:value-type="float">
            <text:p>0,1026141409</text:p>
          </table:table-cell>
          <table:table-cell office:value-type="float" office:value="0.065532398" calcext:value-type="float">
            <text:p>0,065532398</text:p>
          </table:table-cell>
          <table:table-cell office:value-type="float" office:value="0.007499766" calcext:value-type="float">
            <text:p>0,007499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8:10:27.7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11-22T20:14:04.040000000</dc:date>
    <meta:editing-duration>PT2H8M23S</meta:editing-duration>
    <meta:editing-cycles>10</meta:editing-cycles>
    <meta:generator>LibreOffice/4.4.7.2$Windows_x86 LibreOffice_project/f3153a8b245191196a4b6b9abd1d0da16eead600</meta:generator>
    <meta:document-statistic meta:table-count="5" meta:cell-count="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Comparativo.A1:Comparativo.E2" chart:data-source-has-labels="both" svg:x="0.32cm" svg:y="0.18cm" svg:width="13.891cm" svg:height="8.64cm">
          <chartooo:coordinate-region svg:x="1.418cm" svg:y="0.379cm" svg:width="12.793cm" svg:height="7.794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series chart:style-name="ch10" chart:values-cell-range-address="Comparativo.E2:Comparativo.E2" chart:label-cell-address="Comparativo.E1:Comparativo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Comparativo.B1:Comparativo.B1</svg:desc>
                </draw:g>
              </table:table-cell>
              <table:table-cell office:value-type="string">
                <text:p>2CM</text:p>
                <draw:g>
                  <svg:desc>Comparativo.C1:Comparativo.C1</svg:desc>
                </draw:g>
              </table:table-cell>
              <table:table-cell office:value-type="string">
                <text:p>4CM</text:p>
                <draw:g>
                  <svg:desc>Comparativo.D1:Comparativo.D1</svg:desc>
                </draw:g>
              </table:table-cell>
              <table:table-cell office:value-type="string">
                <text:p>6CM</text:p>
                <draw:g>
                  <svg:desc>Comparativo.E1:Comparativo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NaN">
                <text:p>NaN</text:p>
                <draw:g>
                  <svg:desc>Comparativo.B2:Comparativo.B2</svg:desc>
                </draw:g>
              </table:table-cell>
              <table:table-cell office:value-type="float" office:value="0.0291143101125">
                <text:p>0.0291143101125</text:p>
                <draw:g>
                  <svg:desc>Comparativo.C2:Comparativo.C2</svg:desc>
                </draw:g>
              </table:table-cell>
              <table:table-cell office:value-type="float" office:value="0.020829447375">
                <text:p>0.020829447375</text:p>
                <draw:g>
                  <svg:desc>Comparativo.D2:Comparativo.D2</svg:desc>
                </draw:g>
              </table:table-cell>
              <table:table-cell office:value-type="float" office:value="0.017275341375">
                <text:p>0.017275341375</text:p>
                <draw:g>
                  <svg:desc>Comparativo.E2:Comparativo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3cm" svg:height="11.243cm" xlink:href=".." xlink:type="simple" chart:class="chart:bar" chart:style-name="ch1">
        <chart:legend chart:legend-position="end" svg:x="24.428cm" svg:y="3.081cm" style:legend-expansion="high" chart:style-name="ch2"/>
        <chart:plot-area chart:style-name="ch3" table:cell-range-address="Comparativo.J1:Comparativo.M11" chart:data-source-has-labels="both" svg:x="0.546cm" svg:y="0.224cm" svg:width="23.336cm" svg:height="10.795cm">
          <chartooo:coordinate-region svg:x="1.273cm" svg:y="0.423cm" svg:width="22.609cm" svg:height="9.949cm"/>
          <chart:axis chart:dimension="x" chart:name="primary-x" chart:style-name="ch4" chartooo:axis-type="auto">
            <chartooo:date-scale/>
            <chart:categories table:cell-range-address="Comparativo.K1:Comparativo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K2:Comparativo.M2" chart:label-cell-address="Comparativo.J2:Comparativo.J2" chart:class="chart:bar">
            <chart:data-point chart:repeated="3"/>
          </chart:series>
          <chart:series chart:style-name="ch8" chart:values-cell-range-address="Comparativo.K3:Comparativo.M3" chart:label-cell-address="Comparativo.J3:Comparativo.J3" chart:class="chart:bar">
            <chart:data-point chart:repeated="3"/>
          </chart:series>
          <chart:series chart:style-name="ch9" chart:values-cell-range-address="Comparativo.K4:Comparativo.M4" chart:label-cell-address="Comparativo.J4:Comparativo.J4" chart:class="chart:bar">
            <chart:data-point chart:repeated="3"/>
          </chart:series>
          <chart:series chart:style-name="ch10" chart:values-cell-range-address="Comparativo.K5:Comparativo.M5" chart:label-cell-address="Comparativo.J5:Comparativo.J5" chart:class="chart:bar">
            <chart:data-point chart:repeated="3"/>
          </chart:series>
          <chart:series chart:style-name="ch11" chart:values-cell-range-address="Comparativo.K6:Comparativo.M6" chart:label-cell-address="Comparativo.J6:Comparativo.J6" chart:class="chart:bar">
            <chart:data-point chart:repeated="3"/>
          </chart:series>
          <chart:series chart:style-name="ch12" chart:values-cell-range-address="Comparativo.K7:Comparativo.M7" chart:label-cell-address="Comparativo.J7:Comparativo.J7" chart:class="chart:bar">
            <chart:data-point chart:repeated="3"/>
          </chart:series>
          <chart:series chart:style-name="ch13" chart:values-cell-range-address="Comparativo.K8:Comparativo.M8" chart:label-cell-address="Comparativo.J8:Comparativo.J8" chart:class="chart:bar">
            <chart:data-point chart:repeated="3"/>
          </chart:series>
          <chart:series chart:style-name="ch14" chart:values-cell-range-address="Comparativo.K9:Comparativo.M9" chart:label-cell-address="Comparativo.J9:Comparativo.J9" chart:class="chart:bar">
            <chart:data-point chart:repeated="3"/>
          </chart:series>
          <chart:series chart:style-name="ch15" chart:values-cell-range-address="Comparativo.K10:Comparativo.M10" chart:label-cell-address="Comparativo.J10:Comparativo.J10" chart:class="chart:bar">
            <chart:data-point chart:repeated="3"/>
          </chart:series>
          <chart:series chart:style-name="ch16" chart:values-cell-range-address="Comparativo.K11:Comparativo.M11" chart:label-cell-address="Comparativo.J11:Comparativo.J11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Comparativo.K1:Comparativo.M1</svg:desc>
                </draw:g>
              </table:table-cell>
              <table:table-cell office:value-type="string">
                <text:p>4CM</text:p>
              </table:table-cell>
              <table:table-cell office:value-type="string">
                <text:p>6CM</text:p>
              </table:table-cell>
            </table:table-row>
          </table:table-header-rows>
          <table:table-rows>
            <table:table-row>
              <table:table-cell office:value-type="string">
                <text:p>1ª Execução</text:p>
                <draw:g>
                  <svg:desc>Comparativo.J2:Comparativo.J2</svg:desc>
                </draw:g>
              </table:table-cell>
              <table:table-cell office:value-type="float" office:value="0.782132261">
                <text:p>0.782132261</text:p>
                <draw:g>
                  <svg:desc>Comparativo.K2:Comparativo.M2</svg:desc>
                </draw:g>
              </table:table-cell>
              <table:table-cell office:value-type="float" office:value="0.065532398">
                <text:p>0.065532398</text:p>
              </table:table-cell>
              <table:table-cell office:value-type="float" office:value="0.186494082">
                <text:p>0.186494082</text:p>
              </table:table-cell>
            </table:table-row>
            <table:table-row>
              <table:table-cell office:value-type="string">
                <text:p>2ª Execução</text:p>
                <draw:g>
                  <svg:desc>Comparativo.J3:Comparativo.J3</svg:desc>
                </draw:g>
              </table:table-cell>
              <table:table-cell office:value-type="float" office:value="0.015140393">
                <text:p>0.015140393</text:p>
                <draw:g>
                  <svg:desc>Comparativo.K3:Comparativo.M3</svg:desc>
                </draw:g>
              </table:table-cell>
              <table:table-cell office:value-type="float" office:value="0.026017428">
                <text:p>0.026017428</text:p>
              </table:table-cell>
              <table:table-cell office:value-type="float" office:value="0.012377843">
                <text:p>0.012377843</text:p>
              </table:table-cell>
            </table:table-row>
            <table:table-row>
              <table:table-cell office:value-type="string">
                <text:p>3ª Execução</text:p>
                <draw:g>
                  <svg:desc>Comparativo.J4:Comparativo.J4</svg:desc>
                </draw:g>
              </table:table-cell>
              <table:table-cell office:value-type="float" office:value="0.012329098">
                <text:p>0.012329098</text:p>
                <draw:g>
                  <svg:desc>Comparativo.K4:Comparativo.M4</svg:desc>
                </draw:g>
              </table:table-cell>
              <table:table-cell office:value-type="float" office:value="0.014340351">
                <text:p>0.014340351</text:p>
              </table:table-cell>
              <table:table-cell office:value-type="float" office:value="0.018129488">
                <text:p>0.018129488</text:p>
              </table:table-cell>
            </table:table-row>
            <table:table-row>
              <table:table-cell office:value-type="string">
                <text:p>4ª Execução</text:p>
                <draw:g>
                  <svg:desc>Comparativo.J5:Comparativo.J5</svg:desc>
                </draw:g>
              </table:table-cell>
              <table:table-cell office:value-type="float" office:value="0.013632765">
                <text:p>0.013632765</text:p>
                <draw:g>
                  <svg:desc>Comparativo.K5:Comparativo.M5</svg:desc>
                </draw:g>
              </table:table-cell>
              <table:table-cell office:value-type="float" office:value="0.0088651">
                <text:p>0.0088651</text:p>
              </table:table-cell>
              <table:table-cell office:value-type="float" office:value="0.031678265">
                <text:p>0.031678265</text:p>
              </table:table-cell>
            </table:table-row>
            <table:table-row>
              <table:table-cell office:value-type="string">
                <text:p>5ª Execução</text:p>
                <draw:g>
                  <svg:desc>Comparativo.J6:Comparativo.J6</svg:desc>
                </draw:g>
              </table:table-cell>
              <table:table-cell office:value-type="float" office:value="0.011722297">
                <text:p>0.011722297</text:p>
                <draw:g>
                  <svg:desc>Comparativo.K6:Comparativo.M6</svg:desc>
                </draw:g>
              </table:table-cell>
              <table:table-cell office:value-type="float" office:value="0.009008809">
                <text:p>0.009008809</text:p>
              </table:table-cell>
              <table:table-cell office:value-type="float" office:value="0.024907091">
                <text:p>0.024907091</text:p>
              </table:table-cell>
            </table:table-row>
            <table:table-row>
              <table:table-cell office:value-type="string">
                <text:p>6ª Execução</text:p>
                <draw:g>
                  <svg:desc>Comparativo.J7:Comparativo.J7</svg:desc>
                </draw:g>
              </table:table-cell>
              <table:table-cell office:value-type="float" office:value="0.023547045">
                <text:p>0.023547045</text:p>
                <draw:g>
                  <svg:desc>Comparativo.K7:Comparativo.M7</svg:desc>
                </draw:g>
              </table:table-cell>
              <table:table-cell office:value-type="float" office:value="0.011395662">
                <text:p>0.011395662</text:p>
              </table:table-cell>
              <table:table-cell office:value-type="float" office:value="0.014952014">
                <text:p>0.014952014</text:p>
              </table:table-cell>
            </table:table-row>
            <table:table-row>
              <table:table-cell office:value-type="string">
                <text:p>7ª Execução</text:p>
                <draw:g>
                  <svg:desc>Comparativo.J8:Comparativo.J8</svg:desc>
                </draw:g>
              </table:table-cell>
              <table:table-cell office:value-type="float" office:value="0.024099961">
                <text:p>0.024099961</text:p>
                <draw:g>
                  <svg:desc>Comparativo.K8:Comparativo.M8</svg:desc>
                </draw:g>
              </table:table-cell>
              <table:table-cell office:value-type="float" office:value="0.015056976">
                <text:p>0.015056976</text:p>
              </table:table-cell>
              <table:table-cell office:value-type="float" office:value="0.013446494">
                <text:p>0.013446494</text:p>
              </table:table-cell>
            </table:table-row>
            <table:table-row>
              <table:table-cell office:value-type="string">
                <text:p>8ª Execução</text:p>
                <draw:g>
                  <svg:desc>Comparativo.J9:Comparativo.J9</svg:desc>
                </draw:g>
              </table:table-cell>
              <table:table-cell office:value-type="float" office:value="0.029828781">
                <text:p>0.029828781</text:p>
                <draw:g>
                  <svg:desc>Comparativo.K9:Comparativo.M9</svg:desc>
                </draw:g>
              </table:table-cell>
              <table:table-cell office:value-type="float" office:value="0.009702982">
                <text:p>0.009702982</text:p>
              </table:table-cell>
              <table:table-cell office:value-type="float" office:value="0.014283858">
                <text:p>0.014283858</text:p>
              </table:table-cell>
            </table:table-row>
            <table:table-row>
              <table:table-cell office:value-type="string">
                <text:p>9ª Execução</text:p>
                <draw:g>
                  <svg:desc>Comparativo.J10:Comparativo.J10</svg:desc>
                </draw:g>
              </table:table-cell>
              <table:table-cell office:value-type="float" office:value="0.011094667">
                <text:p>0.011094667</text:p>
                <draw:g>
                  <svg:desc>Comparativo.K10:Comparativo.M10</svg:desc>
                </draw:g>
              </table:table-cell>
              <table:table-cell office:value-type="float" office:value="0.015580973">
                <text:p>0.015580973</text:p>
              </table:table-cell>
              <table:table-cell office:value-type="float" office:value="0.008427678">
                <text:p>0.008427678</text:p>
              </table:table-cell>
            </table:table-row>
            <table:table-row>
              <table:table-cell office:value-type="string">
                <text:p>10ª Execução</text:p>
                <draw:g>
                  <svg:desc>Comparativo.J11:Comparativo.J11</svg:desc>
                </draw:g>
              </table:table-cell>
              <table:table-cell office:value-type="float" office:value="0.1026141409">
                <text:p>0.1026141409</text:p>
                <draw:g>
                  <svg:desc>Comparativo.K11:Comparativo.M11</svg:desc>
                </draw:g>
              </table:table-cell>
              <table:table-cell office:value-type="float" office:value="0.065532398">
                <text:p>0.065532398</text:p>
              </table:table-cell>
              <table:table-cell office:value-type="float" office:value="0.007499766">
                <text:p>0.007499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